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 style:list-style-name="L3">
      <style:text-properties fo:font-weight="bold" style:font-weight-asian="bold" style:font-weight-complex="bold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text-properties fo:font-weight="bold" style:font-weight-asian="bold" style:font-weight-complex="bold"/>
    </style:style>
    <style:style style:name="P5" style:family="paragraph" style:parent-style-name="Text_20_body" style:list-style-name="L2">
      <style:text-properties fo:font-weight="bold" style:font-weight-asian="bold" style:font-weight-complex="bold"/>
    </style:style>
    <style:style style:name="P6" style:family="paragraph" style:parent-style-name="Text_20_body" style:list-style-name="L2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Museumkiosk – Voorbeeldconfiguratie</text:h>
      <text:p text:style-name="Text_20_body">Budget: €2500.</text:p>
      <text:h text:style-name="Heading_20_2" text:outline-level="2">Kiosken</text:h>
      <text:h text:style-name="Heading_20_3" text:outline-level="3">Hardware</text:h>
      <text:h text:style-name="Heading_20_3" text:outline-level="3">Software</text:h>
      <text:h text:style-name="Heading_20_2" text:outline-level="2">Masterserver</text:h>
      <text:h text:style-name="Heading_20_3" text:outline-level="3">Hardware</text:h>
      <text:h text:style-name="Heading_20_3" text:outline-level="3">Software</text:h>
      <text:list xml:id="list1535453976" text:style-name="L1">
        <text:list-item>
          <text:p text:style-name="P3"><text:span text:style-name="T1">Besturingssysteem</text:span>: Debian Linux</text:p>
        </text:list-item>
        <text:list-item>
          <text:p text:style-name="P3"><text:span text:style-name="T1">Webserver</text:span>: Apache 2 met Tomcat 6</text:p>
        </text:list-item>
        <text:list-item>
          <text:p text:style-name="P3"><text:span text:style-name="T1">Fileserver</text:span>: Samba 3</text:p>
        </text:list-item>
        <text:list-item>
          <text:p text:style-name="P4">Andere</text:p>
          <text:list>
            <text:list-item>
              <text:p text:style-name="P3">DHCP software voor PXE booting (kiosk software upgrades)</text:p>
            </text:list-item>
            <text:list-item>
              <text:p text:style-name="P3">iptables voor basic forwarding en restrictie</text:p>
            </text:list-item>
            <text:list-item>
              <text:p text:style-name="P3">Munin en monit voor monitoring</text:p>
            </text:list-item>
          </text:list>
        </text:list-item>
      </text:list>
      <text:h text:style-name="Heading_20_2" text:outline-level="2">Slaveserver</text:h>
      <text:h text:style-name="Heading_20_3" text:outline-level="3">Hardware</text:h>
      <text:h text:style-name="Heading_20_3" text:outline-level="3">Software</text:h>
      <text:list xml:id="list660875246" text:style-name="L2">
        <text:list-item>
          <text:p text:style-name="P6"><text:span text:style-name="T1">Besturingssysteem</text:span>: Debian Linux</text:p>
        </text:list-item>
        <text:list-item>
          <text:p text:style-name="P6"><text:span text:style-name="T1">Webserver</text:span>: lighttp</text:p>
        </text:list-item>
        <text:list-item>
          <text:p text:style-name="P5">Andere</text:p>
          <text:list>
            <text:list-item>
              <text:p text:style-name="P6">Monit voor monitoring</text:p>
            </text:list-item>
          </text:list>
        </text:list-item>
      </text:list>
      <text:h text:style-name="Heading_20_2" text:outline-level="2">Input-chip</text:h>
      <text:list xml:id="list986892149" text:style-name="L3">
        <text:list-item>
          <text:p text:style-name="P2">Microprocessor<text:span text:style-name="T2">: Attiny25 (€1.50)</text:span></text:p>
        </text:list-item>
        <text:list-item>
          <text:p text:style-name="P2">Multiplexer</text:p>
        </text:list-item>
        <text:list-item>
          <text:p text:style-name="P2">PCB</text:p>
        </text:list-item>
        <text:list-item>
          <text:p text:style-name="P2">USB connector</text:p>
        </text:list-item>
        <text:list-item>
          <text:p text:style-name="P2">USB kabel</text:p>
        </text:list-item>
      </text:list>
      <text:p text:style-name="P1">OPM: attiny blijkbaar meestal geen ISP/etc: http://www.circuitsonline.net/forum/view/79104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l" fo:country="B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im Besard</meta:initial-creator>
    <meta:creation-date>2010-10-14T19:09:34</meta:creation-date>
    <dc:date>2010-12-16T10:06:39</dc:date>
    <meta:editing-duration>PT1H59M33S</meta:editing-duration>
    <meta:editing-cycles>39</meta:editing-cycles>
    <meta:generator>LibreOffice/3.3$Unix LibreOffice_project/330m17$Build-3</meta:generator>
    <meta:document-statistic meta:table-count="0" meta:image-count="0" meta:object-count="0" meta:page-count="1" meta:paragraph-count="29" meta:word-count="89" meta:character-count="605"/>
  </office:meta>
</office:document-meta>
</file>